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los </meta:initial-creator>
    <meta:creation-date>2015-10-21T11:21:15.937019718</meta:creation-date>
    <dc:date>2020-11-14T17:06:56.536662675</dc:date>
    <meta:editing-duration>PT32S</meta:editing-duration>
    <meta:editing-cycles>5</meta:editing-cycles>
    <meta:generator>Collabora_OfficeDev/6.4.10.11$Linux_X86_64 LibreOffice_project/1bcfbc3f42263992a76bbae0518f3c207d046fb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